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objectwithshadow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fill="solid" draw:fill-color="#23b8dc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solid" draw:stroke-dash="Ultrafine_20_Dashed" draw:fill="solid" draw:fill-color="#33cc66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stroke="solid" draw:stroke-dash="Ultrafine_20_Dashed" draw:marker-start="Arrow" draw:marker-end="Arrow" draw:marker-end-width="0.3cm" draw:fill="solid" draw:fill-color="#33cc66" draw:textarea-horizontal-align="center" draw:textarea-vertical-align="middle"/>
    </style:style>
    <style:style style:name="gr8" style:family="graphic" style:parent-style-name="standard">
      <style:graphic-properties draw:stroke="solid" draw:stroke-dash="Fine_20_Dotted" svg:stroke-color="#808080" draw:fill="none" draw:fill-color="#33cc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Dashed" draw:fill="solid" draw:fill-color="#23ff23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fill="solid" draw:fill-color="#33a3a3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marker-end="Arrow" draw:marker-end-width="0.3cm" draw:fill="solid" draw:fill-color="#94bd5e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7da647" draw:textarea-horizontal-align="justify" draw:textarea-vertical-align="middle" draw:auto-grow-height="false" draw:shadow="visible"/>
    </style:style>
    <style:style style:name="gr15" style:family="graphic" style:parent-style-name="standard">
      <style:graphic-properties draw:fill="solid" draw:fill-color="#94bd5e" draw:textarea-horizontal-align="center" draw:textarea-vertical-align="middle" draw:shadow="hidden"/>
    </style:style>
    <style:style style:name="gr16" style:family="graphic" style:parent-style-name="standard">
      <style:graphic-properties draw:fill="solid" draw:fill-color="#006b6b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dash" draw:stroke-dash="Ultrafine_20_Dashed" svg:stroke-color="#333333" draw:fill="solid" draw:fill-color="#b3b3b3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dash" draw:stroke-dash="Ultrafine_20_Dashed" svg:stroke-color="#333333" draw:fill="solid" draw:fill-color="#cccccc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4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1cm" fo:min-width="0cm" draw:shadow="hidden"/>
    </style:style>
    <style:style style:name="gr2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3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24" style:family="graphic" style:parent-style-name="standard">
      <style:graphic-properties draw:stroke="none" draw:stroke-dash="Ultrafine_20_Dashed" svg:stroke-color="#333333" draw:fill="solid" draw:fill-color="#b84747" draw:textarea-horizontal-align="justify" draw:textarea-vertical-align="middle" draw:auto-grow-height="false" draw:shadow="hidden"/>
    </style:style>
    <style:style style:name="gr25" style:family="graphic" style:parent-style-name="standard">
      <style:graphic-properties draw:stroke="solid" draw:stroke-dash="Ultrafine_20_Dashed" svg:stroke-color="#000000" draw:marker-end="Arrow" draw:marker-end-width="0.3cm" draw:fill="solid" draw:fill-color="#ff3366" draw:textarea-horizontal-align="center" draw:textarea-vertical-align="middle" draw:shadow="hidden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000000" fo:font-size="14pt" style:font-size-asian="14pt" style:font-size-complex="14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text-properties fo:color="#333333"/>
    </style:style>
    <style:style style:name="P10" style:family="paragraph">
      <style:paragraph-properties fo:text-align="center"/>
      <style:text-properties fo:color="#000000" fo:font-size="18pt"/>
    </style:style>
    <style:style style:name="P11" style:family="paragraph">
      <style:text-properties fo:color="#333333" fo:font-size="18pt"/>
    </style:style>
    <style:style style:name="P12" style:family="paragraph">
      <style:paragraph-properties fo:text-align="center"/>
      <style:text-properties fo:color="#000000" fo:font-size="13pt" style:font-size-asian="13pt" style:font-size-complex="13pt"/>
    </style:style>
    <style:style style:name="P13" style:family="paragraph">
      <style:paragraph-properties fo:text-align="center"/>
      <style:text-properties fo:color="#000000" fo:font-family="Verdana" style:font-family-generic="swiss" style:font-pitch="variable" fo:font-size="13pt" style:font-size-asian="13pt" style:font-size-complex="13pt"/>
    </style:style>
    <style:style style:name="P14" style:family="paragraph">
      <style:text-properties fo:color="#000000" fo:font-family="Verdana" style:font-family-generic="swiss" style:font-pitch="variable" fo:font-size="13pt" style:font-size-asian="13pt" style:font-size-complex="13pt"/>
    </style:style>
    <style:style style:name="P15" style:family="paragraph">
      <style:paragraph-properties fo:text-align="center"/>
      <style:text-properties fo:color="#000000" fo:font-family="Verdana" style:font-family-generic="swiss" style:font-pitch="variable" fo:font-size="10pt" style:font-size-asian="10pt" style:font-size-complex="10pt"/>
    </style:style>
    <style:style style:name="P16" style:family="paragraph">
      <style:paragraph-properties fo:text-align="center"/>
      <style:text-properties fo:font-size="14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fo:font-size="13pt"/>
    </style:style>
    <style:style style:name="P19" style:family="paragraph">
      <style:text-properties fo:font-size="13pt"/>
    </style:style>
    <style:style style:name="P20" style:family="paragraph">
      <style:paragraph-properties fo:text-align="center"/>
      <style:text-properties fo:font-size="10pt"/>
    </style:style>
    <style:style style:name="P21" style:family="paragraph">
      <style:paragraph-properties fo:text-align="start"/>
      <style:text-properties fo:color="#000000"/>
    </style:style>
    <style:style style:name="P22" style:family="paragraph">
      <style:paragraph-properties fo:text-align="start"/>
      <style:text-properties fo:color="#000000" fo:font-family="Verdana" style:font-family-generic="swiss" style:font-pitch="variable" fo:font-size="14pt" style:font-size-asian="14pt" style:font-size-complex="14pt"/>
    </style:style>
    <style:style style:name="P23" style:family="paragraph">
      <style:paragraph-properties fo:text-align="center"/>
      <style:text-properties fo:color="#000000" fo:font-family="Verdana" style:font-family-generic="swiss" style:font-pitch="variable" fo:font-size="10pt" style:font-size-asian="13pt" style:font-size-complex="13pt"/>
    </style:style>
    <style:style style:name="P24" style:family="paragraph">
      <style:text-properties fo:color="#000000" fo:font-size="18pt"/>
    </style:style>
    <style:style style:name="P25" style:family="paragraph">
      <style:text-properties fo:color="#000000" fo:font-family="Verdana" style:font-family-generic="swiss" style:font-pitch="variable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8pt"/>
    </style:style>
    <style:style style:name="T4" style:family="text">
      <style:text-properties fo:color="#000000" fo:font-size="15pt" style:font-size-asian="15pt" style:font-size-complex="15pt"/>
    </style:style>
    <style:style style:name="T5" style:family="text">
      <style:text-properties fo:color="#333333"/>
    </style:style>
    <style:style style:name="T6" style:family="text">
      <style:text-properties fo:color="#333333" fo:font-size="18pt"/>
    </style:style>
    <style:style style:name="T7" style:family="text">
      <style:text-properties fo:color="#000000" fo:font-size="13pt" style:font-size-asian="13pt" style:font-size-complex="13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family="Verdana" style:font-family-generic="swiss" style:font-pitch="variable" fo:font-size="10pt" style:font-size-asian="10pt" style:font-size-complex="10pt"/>
    </style:style>
    <style:style style:name="T10" style:family="text">
      <style:text-properties fo:font-family="Verdana" style:font-family-generic="swiss" style:font-pitch="variable" fo:font-size="14pt" style:font-size-asian="14pt" style:font-size-complex="14pt"/>
    </style:style>
    <style:style style:name="T11" style:family="text">
      <style:text-properties fo:font-family="Verdana" style:font-family-generic="swiss" style:font-pitch="variable" fo:font-size="12pt" style:font-size-asian="12pt" style:font-size-complex="12pt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14" style:family="text">
      <style:text-properties fo:color="#0071c5" style:text-line-through-style="none" fo:font-family="Verdana" fo:font-size="16pt" fo:letter-spacing="normal" fo:font-style="normal" style:text-underline-style="none" fo:font-weight="bold" style:font-family-asian="'ＭＳ Ｐゴシック'" style:font-pitch-asian="fixed" style:font-size-asian="16pt" style:font-style-asian="normal" style:font-weight-asian="bold" style:font-family-complex="Verdana" style:font-size-complex="16pt" style:font-style-complex="normal" style:font-weight-complex="bold"/>
    </style:style>
    <style:style style:name="T15" style:family="text">
      <style:text-properties fo:color="#000000" style:text-underline-style="solid" style:text-underline-width="auto" style:text-underline-color="font-color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fo:font-family="Verdana" style:font-family-generic="swiss" style:font-pitch="variable"/>
    </style:style>
    <style:style style:name="T18" style:family="text">
      <style:text-properties fo:color="#000000" fo:font-family="Verdana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3" draw:layer="layout" svg:width="21.76cm" svg:height="5.228cm" svg:x="1.27cm" svg:y="3.81cm">
          <draw:text-box>
            <text:list text:style-name="L1">
              <text:list-item>
                <text:list>
                  <text:list-item>
                    <text:p><text:span text:style-name="T2">Investigating the unification of client agent code-bases (Windows/Linux)</text:span><text:span text:style-name="T2"><text:line-break/></text:span><text:span text:style-name="T2"/></text:p>
                  </text:list-item>
                  <text:list-item>
                    <text:p><text:span text:style-name="T2">Goals:</text:span></text:p>
                    <text:list>
                      <text:list-item>
                        <text:p><text:span text:style-name="T2">Reduce maintenance difficulties</text:span></text:p>
                      </text:list-item>
                      <text:list-item>
                        <text:p><text:span text:style-name="T2">Re-use the majority of the existing (working) code</text:span></text:p>
                      </text:list-item>
                      <text:list-item>
                        <text:p><text:span text:style-name="T2">Do not “re-invent the wheel”</text:span></text:p>
                      </text:list-item>
                      <text:list-item>
                        <text:p><text:span text:style-name="T2">Make it easier to synchronize the two ag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5" draw:layer="layout" svg:width="6.35cm" svg:height="1.27cm" svg:x="9.525cm" svg:y="3.175cm">
          <text:p text:style-name="P5"><text:span text:style-name="T2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2" draw:id="id2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1" draw:id="id1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1" draw:start-glue-point="0" draw:end-shape="id2" svg:d="m6350 5715 3175-1905">
          <text:p/>
        </draw:connector>
        <draw:connector draw:style-name="gr7" draw:text-style-name="P5" draw:layer="layout" draw:type="line" svg:x1="19.05cm" svg:y1="5.715cm" svg:x2="15.875cm" svg:y2="3.81cm" draw:start-shape="id3" draw:start-glue-point="0" draw:end-shape="id2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4.854cm" svg:height="0.962cm" svg:x="3.175cm" svg:y="15.548cm">
          <draw:text-box>
            <text:p><text:span text:style-name="T5">Windows Client</text:span></text:p>
          </draw:text-box>
        </draw:frame>
        <draw:frame draw:style-name="gr9" draw:text-style-name="P9" draw:layer="layout" svg:width="3.804cm" svg:height="0.962cm" svg:x="17.145cm" svg:y="15.548cm">
          <draw:text-box>
            <text:p><text:span text:style-name="T5">Linux Cli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5" draw:id="id5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4" draw:id="id4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6" draw:id="id6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4" draw:start-glue-point="0" draw:end-shape="id5" svg:d="m6350 5715 3175-1905">
          <text:p/>
        </draw:connector>
        <draw:connector draw:style-name="gr7" draw:text-style-name="P5" draw:layer="layout" draw:type="line" svg:x1="19.05cm" svg:y1="5.715cm" svg:x2="15.875cm" svg:y2="3.81cm" draw:start-shape="id6" draw:start-glue-point="0" draw:end-shape="id5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8" draw:id="id8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7" draw:id="id7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4" draw:start-glue-point="2" draw:end-shape="id7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6" draw:start-glue-point="2" draw:end-shape="id8" draw:end-glue-point="0" svg:d="m19050 6985v1270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10" draw:id="id10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9" draw:id="id9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1" draw:id="id11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9" draw:start-glue-point="0" draw:end-shape="id10" svg:d="m6350 5715 3175-1905">
          <text:p/>
        </draw:connector>
        <draw:connector draw:style-name="gr7" draw:text-style-name="P5" draw:layer="layout" draw:type="line" svg:x1="19.05cm" svg:y1="5.715cm" svg:x2="15.875cm" svg:y2="3.81cm" draw:start-shape="id11" draw:start-glue-point="0" draw:end-shape="id10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13" draw:id="id13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2" draw:id="id12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9" draw:start-glue-point="2" draw:end-shape="id12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11" draw:start-glue-point="2" draw:end-shape="id13" draw:end-glue-point="0" svg:d="m19050 6985v1270">
          <text:p/>
        </draw:connector>
        <draw:custom-shape draw:style-name="gr14" draw:text-style-name="P7" xml:id="id14" draw:id="id14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7" draw:id="id17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6" draw:id="id16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5" draw:id="id15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13" draw:end-shape="id14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15" draw:start-glue-point="3" draw:end-shape="id13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16" draw:start-glue-point="0" draw:end-shape="id13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17" draw:start-glue-point="0" draw:end-shape="id13" draw:end-glue-point="2" svg:d="m17803 12253v-501l1247-1522v-705">
          <text:p/>
        </draw:connector>
        <draw:custom-shape draw:style-name="gr16" draw:text-style-name="P7" xml:id="id18" draw:id="id18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9" draw:id="id19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0" draw:id="id20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1" draw:id="id21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18" draw:start-glue-point="1" draw:end-shape="id12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19" draw:start-glue-point="0" draw:end-shape="id12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20" draw:start-glue-point="0" draw:end-shape="id12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21" draw:start-glue-point="3" draw:end-shape="id12" draw:end-glue-point="2" svg:d="m8868 11524h-502l-2016-1294v-705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office:forms form:automatic-focus="false" form:apply-design-mode="false"/>
        <draw:custom-shape draw:style-name="gr17" draw:text-style-name="P13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23" draw:id="id23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22" draw:id="id22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24" draw:id="id24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22" draw:start-glue-point="0" draw:end-shape="id23" svg:d="m6350 5715 3175-1905">
          <text:p/>
        </draw:connector>
        <draw:connector draw:style-name="gr7" draw:text-style-name="P5" draw:layer="layout" draw:type="line" svg:x1="19.05cm" svg:y1="5.715cm" svg:x2="15.875cm" svg:y2="3.81cm" draw:start-shape="id24" draw:start-glue-point="0" draw:end-shape="id23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26" draw:id="id26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5" draw:id="id25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22" draw:start-glue-point="2" draw:end-shape="id25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24" draw:start-glue-point="2" draw:end-shape="id26" draw:end-glue-point="0" svg:d="m19050 6985v1270">
          <text:p/>
        </draw:connector>
        <draw:custom-shape draw:style-name="gr14" draw:text-style-name="P7" xml:id="id27" draw:id="id27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30" draw:id="id30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29" draw:id="id29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28" draw:id="id28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26" draw:end-shape="id27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28" draw:start-glue-point="3" draw:end-shape="id26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29" draw:start-glue-point="0" draw:end-shape="id26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30" draw:start-glue-point="0" draw:end-shape="id26" draw:end-glue-point="2" svg:d="m17803 12253v-501l1247-1522v-705">
          <text:p/>
        </draw:connector>
        <draw:custom-shape draw:style-name="gr16" draw:text-style-name="P7" xml:id="id31" draw:id="id31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2" draw:id="id32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3" draw:id="id33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4" draw:id="id34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31" draw:start-glue-point="1" draw:end-shape="id25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32" draw:start-glue-point="0" draw:end-shape="id25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33" draw:start-glue-point="0" draw:end-shape="id25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34" draw:start-glue-point="3" draw:end-shape="id25" draw:end-glue-point="2" svg:d="m8868 11524h-502l-2016-1294v-705">
          <text:p/>
        </draw:connector>
        <draw:frame draw:style-name="gr19" draw:text-style-name="P14" draw:layer="layout" svg:width="2.344cm" svg:height="1.097cm" svg:x="2.47cm" svg:y="6.116cm">
          <draw:text-box>
            <text:p><text:span text:style-name="T9">C#/</text:span></text:p>
            <text:p><text:span text:style-name="T9">.NET</text:span></text:p>
          </draw:text-box>
        </draw:frame>
        <draw:frame draw:style-name="gr20" draw:text-style-name="P15" draw:layer="layout" svg:width="2.411cm" svg:height="1.097cm" svg:x="1.646cm" svg:y="9.478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1" draw:text-style-name="P13" draw:layer="layout" svg:width="2.297cm" svg:height="1.591cm" svg:x="21.707cm" svg:y="9.337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frame draw:style-name="gr22" draw:text-style-name="P15" draw:layer="layout" svg:width="1.323cm" svg:height="1.097cm" svg:x="15.146cm" svg:y="5.904cm">
          <draw:text-box>
            <text:p text:style-name="P5"><text:span text:style-name="T9">C/</text:span></text:p>
            <text:p text:style-name="P5"><text:span text:style-name="T9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office:forms form:automatic-focus="false" form:apply-design-mode="false"/>
        <draw:custom-shape draw:style-name="gr17" draw:text-style-name="P13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36" draw:id="id36" draw:layer="layout" svg:width="6.35cm" svg:height="1.27cm" svg:x="9.525cm" svg:y="3.175cm">
          <text:p text:style-name="P6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35" draw:id="id35" draw:layer="layout" svg:width="5.08cm" svg:height="1.27cm" svg:x="3.81cm" svg:y="5.715cm">
          <text:p text:style-name="P16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37" draw:id="id37" draw:layer="layout" svg:width="5.08cm" svg:height="1.27cm" svg:x="16.51cm" svg:y="5.715cm">
          <text:p text:style-name="P6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35" draw:start-glue-point="0" draw:end-shape="id36" svg:d="m6350 5715 3175-1905">
          <text:p/>
        </draw:connector>
        <draw:connector draw:style-name="gr7" draw:text-style-name="P5" draw:layer="layout" draw:type="line" svg:x1="19.05cm" svg:y1="5.715cm" svg:x2="15.875cm" svg:y2="3.81cm" draw:start-shape="id37" draw:start-glue-point="0" draw:end-shape="id36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 text:style-name="P17"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 text:style-name="P17"><text:span text:style-name="T6">Linux Client</text:span></text:p>
          </draw:text-box>
        </draw:frame>
        <draw:custom-shape draw:style-name="gr11" draw:text-style-name="P12" xml:id="id39" draw:id="id39" draw:layer="layout" svg:width="5.08cm" svg:height="1.27cm" svg:x="16.51cm" svg:y="8.255cm">
          <text:p text:style-name="P18"><text:span text:style-name="T7">Command Handler</text:span></text:p>
          <text:p text:style-name="P18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38" draw:id="id38" draw:layer="layout" svg:width="5.08cm" svg:height="1.27cm" svg:x="3.81cm" svg:y="8.255cm">
          <text:p text:style-name="P18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35" draw:start-glue-point="2" draw:end-shape="id38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37" draw:start-glue-point="2" draw:end-shape="id39" draw:end-glue-point="0" svg:d="m19050 6985v1270">
          <text:p/>
        </draw:connector>
        <draw:custom-shape draw:style-name="gr14" draw:text-style-name="P7" xml:id="id40" draw:id="id40" draw:layer="layout" svg:width="1.27cm" svg:height="1.27cm" svg:x="15.146cm" svg:y="10.912cm">
          <text:p text:style-name="P16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3" draw:id="id43" draw:layer="layout" svg:width="1.27cm" svg:height="1.27cm" svg:x="17.168cm" svg:y="12.253cm">
          <text:p text:style-name="P16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2" draw:id="id42" draw:layer="layout" svg:width="1.27cm" svg:height="1.27cm" svg:x="19.567cm" svg:y="12.206cm">
          <text:p text:style-name="P16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1" draw:id="id41" draw:layer="layout" svg:width="1.247cm" svg:height="1.27cm" svg:x="21.52cm" svg:y="11.053cm">
          <text:p text:style-name="P16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39" draw:end-shape="id40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41" draw:start-glue-point="3" draw:end-shape="id39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42" draw:start-glue-point="0" draw:end-shape="id39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43" draw:start-glue-point="0" draw:end-shape="id39" draw:end-glue-point="2" svg:d="m17803 12253v-501l1247-1522v-705">
          <text:p/>
        </draw:connector>
        <draw:custom-shape draw:style-name="gr16" draw:text-style-name="P7" xml:id="id44" draw:id="id44" draw:layer="layout" svg:width="1.27cm" svg:height="1.27cm" svg:x="2.494cm" svg:y="10.748cm">
          <text:p text:style-name="P16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5" draw:id="id45" draw:layer="layout" svg:width="1.27cm" svg:height="1.27cm" svg:x="4.516cm" svg:y="12.089cm">
          <text:p text:style-name="P16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6" draw:id="id46" draw:layer="layout" svg:width="1.27cm" svg:height="1.27cm" svg:x="6.915cm" svg:y="12.042cm">
          <text:p text:style-name="P16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7" draw:id="id47" draw:layer="layout" svg:width="1.247cm" svg:height="1.27cm" svg:x="8.868cm" svg:y="10.889cm">
          <text:p text:style-name="P16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44" draw:start-glue-point="1" draw:end-shape="id38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45" draw:start-glue-point="0" draw:end-shape="id38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46" draw:start-glue-point="0" draw:end-shape="id38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47" draw:start-glue-point="3" draw:end-shape="id38" draw:end-glue-point="2" svg:d="m8868 11524h-502l-2016-1294v-705">
          <text:p/>
        </draw:connector>
        <draw:frame draw:style-name="gr19" draw:text-style-name="P14" draw:layer="layout" svg:width="2.344cm" svg:height="1.097cm" svg:x="2.47cm" svg:y="6.116cm">
          <draw:text-box>
            <text:p text:style-name="P19"><text:span text:style-name="T9">C#/</text:span></text:p>
            <text:p text:style-name="P19"><text:span text:style-name="T9">.NET</text:span></text:p>
          </draw:text-box>
        </draw:frame>
        <draw:frame draw:style-name="gr20" draw:text-style-name="P15" draw:layer="layout" svg:width="2.411cm" svg:height="1.097cm" svg:x="1.646cm" svg:y="9.478cm">
          <draw:text-box>
            <text:p text:style-name="P20"><text:span text:style-name="T9">C#/NET,</text:span></text:p>
            <text:p text:style-name="P20"><text:span text:style-name="T9">BATCH, VB</text:span></text:p>
          </draw:text-box>
        </draw:frame>
        <draw:frame draw:style-name="gr21" draw:text-style-name="P13" draw:layer="layout" svg:width="2.297cm" svg:height="1.591cm" svg:x="21.707cm" svg:y="9.337cm">
          <draw:text-box>
            <text:p text:style-name="P18"><text:span text:style-name="T9">Bash/Ash,</text:span></text:p>
            <text:p text:style-name="P18"><text:span text:style-name="T9">Sed/Awk,</text:span></text:p>
            <text:p text:style-name="P18"><text:span text:style-name="T9">Python</text:span></text:p>
          </draw:text-box>
        </draw:frame>
        <draw:frame draw:style-name="gr22" draw:text-style-name="P15" draw:layer="layout" svg:width="1.323cm" svg:height="1.097cm" svg:x="15.146cm" svg:y="5.904cm">
          <draw:text-box>
            <text:p text:style-name="P20"><text:span text:style-name="T9">C/</text:span></text:p>
            <text:p text:style-name="P20"><text:span text:style-name="T9">C++</text:span></text:p>
          </draw:text-box>
        </draw:frame>
        <draw:custom-shape draw:style-name="gr23" draw:text-style-name="P22" draw:layer="layout" svg:width="8.89cm" svg:height="9.525cm" svg:x="8.255cm" svg:y="5.715cm">
          <text:p text:style-name="P21"><text:span text:style-name="T10">Current issues:</text:span></text:p>
          <text:p text:style-name="P21"><text:span text:style-name="T10"/></text:p>
          <text:list text:style-name="L1">
            <text:list-item>
              <text:p text:style-name="P21"><text:span text:style-name="T10"><text:s/></text:span><text:span text:style-name="T10">Feature synchronization</text:span><text:span text:style-name="T10"><text:line-break/></text:span><text:span text:style-name="T10"> <text:s/></text:span><text:span text:style-name="T11">(Windows “heartbeat”,</text:span><text:span text:style-name="T11"><text:line-break/></text:span><text:span text:style-name="T11"> <text:s text:c="2"/>Linux “upgrade” and “asset info”)</text:span><text:span text:style-name="T11"><text:line-break/></text:span><text:span text:style-name="T11"/></text:p>
            </text:list-item>
            <text:list-item>
              <text:p text:style-name="P21"><text:span text:style-name="T10"><text:s/></text:span><text:span text:style-name="T10">Limited skill-set overlap</text:span><text:span text:style-name="T10"><text:line-break/></text:span><text:span text:style-name="T11"> <text:s text:c="2"/>(Linux agent requires system-level</text:span><text:span text:style-name="T11"><text:line-break/></text:span><text:span text:style-name="T11"> <text:s text:c="3"/>knowledge. Windows agent makes</text:span><text:span text:style-name="T11"><text:line-break/></text:span><text:span text:style-name="T11"> <text:s text:c="3"/>use of Windows-specific RPCs and</text:span><text:span text:style-name="T11"><text:line-break/></text:span><text:span text:style-name="T11"> <text:s text:c="3"/>.NET technologies.)</text:span><text:span text:style-name="T11"><text:line-break/></text:span><text:span text:style-name="T11"/></text:p>
            </text:list-item>
            <text:list-item>
              <text:p text:style-name="P21"><text:span text:style-name="T10"><text:s/></text:span><text:span text:style-name="T10">No code reuse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office:forms form:automatic-focus="false" form:apply-design-mode="false"/>
        <draw:custom-shape draw:style-name="gr24" draw:text-style-name="P13" draw:layer="layout" svg:width="20.861cm" svg:height="2.564cm" svg:x="2.258cm" svg:y="5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49" draw:id="id49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48" draw:id="id48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50" draw:id="id50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48" draw:start-glue-point="0" draw:end-shape="id49" svg:d="m6350 5715 3175-1905">
          <text:p/>
        </draw:connector>
        <draw:connector draw:style-name="gr7" draw:text-style-name="P5" draw:layer="layout" draw:type="line" svg:x1="19.05cm" svg:y1="5.715cm" svg:x2="15.875cm" svg:y2="3.81cm" draw:start-shape="id50" draw:start-glue-point="0" draw:end-shape="id49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52" draw:id="id52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51" draw:id="id51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48" draw:start-glue-point="2" draw:end-shape="id51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50" draw:start-glue-point="2" draw:end-shape="id52" draw:end-glue-point="0" svg:d="m19050 6985v1270">
          <text:p/>
        </draw:connector>
        <draw:custom-shape draw:style-name="gr14" draw:text-style-name="P7" xml:id="id53" draw:id="id53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56" draw:id="id56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55" draw:id="id55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54" draw:id="id54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52" draw:end-shape="id53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54" draw:start-glue-point="3" draw:end-shape="id52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55" draw:start-glue-point="0" draw:end-shape="id52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56" draw:start-glue-point="0" draw:end-shape="id52" draw:end-glue-point="2" svg:d="m17803 12253v-501l1247-1522v-705">
          <text:p/>
        </draw:connector>
        <draw:custom-shape draw:style-name="gr16" draw:text-style-name="P7" xml:id="id57" draw:id="id57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58" draw:id="id58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59" draw:id="id59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60" draw:id="id60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57" draw:start-glue-point="1" draw:end-shape="id51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58" draw:start-glue-point="0" draw:end-shape="id51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59" draw:start-glue-point="0" draw:end-shape="id51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60" draw:start-glue-point="3" draw:end-shape="id51" draw:end-glue-point="2" svg:d="m8868 11524h-502l-2016-1294v-705">
          <text:p/>
        </draw:connector>
        <draw:frame draw:style-name="gr19" draw:text-style-name="P14" draw:layer="layout" svg:width="2.344cm" svg:height="1.097cm" svg:x="2.47cm" svg:y="6.116cm">
          <draw:text-box>
            <text:p><text:span text:style-name="T9">C#/</text:span></text:p>
            <text:p><text:span text:style-name="T9">.NET</text:span></text:p>
          </draw:text-box>
        </draw:frame>
        <draw:frame draw:style-name="gr20" draw:text-style-name="P23" draw:layer="layout" svg:width="2.411cm" svg:height="1.097cm" svg:x="1.646cm" svg:y="9.478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1" draw:text-style-name="P13" draw:layer="layout" svg:width="2.297cm" svg:height="1.591cm" svg:x="21.707cm" svg:y="9.337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frame draw:style-name="gr22" draw:text-style-name="P23" draw:layer="layout" svg:width="1.323cm" svg:height="1.097cm" svg:x="15.146cm" svg:y="5.904cm">
          <draw:text-box>
            <text:p text:style-name="P5"><text:span text:style-name="T9">C/</text:span></text:p>
            <text:p text:style-name="P5"><text:span text:style-name="T9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office:forms form:automatic-focus="false" form:apply-design-mode="false"/>
        <draw:custom-shape draw:style-name="gr18" draw:text-style-name="P13" draw:layer="layout" svg:width="9.453cm" svg:height="6.02cm" svg:x="14.396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/text:p>
          </draw:text-box>
        </draw:frame>
        <draw:custom-shape draw:style-name="gr3" draw:text-style-name="P6" xml:id="id62" draw:id="id62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6" draw:text-style-name="P7" xml:id="id61" draw:id="id61" draw:layer="layout" svg:width="5.08cm" svg:height="1.27cm" svg:x="10.137cm" svg:y="5.503cm">
          <text:p text:style-name="P5"><text:span text:style-name="T4">Core</text:span></text:p>
          <text:p text:style-name="P5"><text:span text:style-name="T12">(Platform Agnost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2.677cm" svg:y1="5.503cm" svg:x2="12.7cm" svg:y2="4.445cm" draw:start-shape="id61" draw:start-glue-point="0" draw:end-shape="id62" svg:d="m12677 5503 23-1058">
          <text:p/>
        </draw:connector>
        <draw:custom-shape draw:style-name="gr8" draw:text-style-name="P5" draw:layer="layout" svg:width="10.16cm" svg:height="8.89cm" svg:x="1.27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8.842cm" svg:x="13.97cm" svg:y="8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6.183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6.183cm">
          <draw:text-box>
            <text:p><text:span text:style-name="T6">Linux Client</text:span></text:p>
          </draw:text-box>
        </draw:frame>
        <draw:custom-shape draw:style-name="gr11" draw:text-style-name="P12" xml:id="id64" draw:id="id64" draw:layer="layout" svg:width="5.08cm" svg:height="1.27cm" svg:x="16.51cm" svg:y="8.89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3" draw:id="id63" draw:layer="layout" svg:width="5.08cm" svg:height="1.27cm" svg:x="3.81cm" svg:y="8.89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12.677cm" svg:y1="6.773cm" svg:x2="6.35cm" svg:y2="8.89cm" draw:start-shape="id61" draw:start-glue-point="2" draw:end-shape="id63" draw:end-glue-point="0" svg:d="m12677 6773-6327 2117">
          <text:p/>
        </draw:connector>
        <draw:custom-shape draw:style-name="gr14" draw:text-style-name="P7" xml:id="id65" draw:id="id65" draw:layer="layout" svg:width="1.27cm" svg:height="1.27cm" svg:x="15.146cm" svg:y="11.547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8" draw:id="id68" draw:layer="layout" svg:width="1.27cm" svg:height="1.27cm" svg:x="17.168cm" svg:y="12.88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7" draw:id="id67" draw:layer="layout" svg:width="1.27cm" svg:height="1.27cm" svg:x="19.567cm" svg:y="12.841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6" draw:id="id66" draw:layer="layout" svg:width="1.247cm" svg:height="1.27cm" svg:x="21.52cm" svg:y="11.68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10.16cm" svg:x2="16.416cm" svg:y2="12.182cm" draw:start-shape="id64" draw:end-shape="id65" draw:end-glue-point="1" svg:d="m19050 10160v705l-1929 1317h-705">
          <text:p/>
        </draw:connector>
        <draw:connector draw:style-name="gr15" draw:text-style-name="P5" draw:layer="layout" draw:type="lines" svg:x1="21.52cm" svg:y1="12.323cm" svg:x2="19.05cm" svg:y2="10.16cm" draw:start-shape="id66" draw:start-glue-point="3" draw:end-shape="id64" draw:end-glue-point="2" svg:d="m21520 12323h-502l-1968-1458v-705">
          <text:p/>
        </draw:connector>
        <draw:connector draw:style-name="gr15" draw:text-style-name="P5" draw:layer="layout" draw:type="lines" svg:x1="20.202cm" svg:y1="12.841cm" svg:x2="19.05cm" svg:y2="10.16cm" draw:start-shape="id67" draw:start-glue-point="0" draw:end-shape="id64" draw:end-glue-point="2" svg:d="m20202 12841v-501l-1152-1475v-705">
          <text:p/>
        </draw:connector>
        <draw:connector draw:style-name="gr15" draw:text-style-name="P5" draw:layer="layout" draw:type="lines" svg:x1="17.803cm" svg:y1="12.888cm" svg:x2="19.05cm" svg:y2="10.16cm" draw:start-shape="id68" draw:start-glue-point="0" draw:end-shape="id64" draw:end-glue-point="2" svg:d="m17803 12888v-501l1247-1522v-705">
          <text:p/>
        </draw:connector>
        <draw:custom-shape draw:style-name="gr16" draw:text-style-name="P7" xml:id="id69" draw:id="id69" draw:layer="layout" svg:width="1.27cm" svg:height="1.27cm" svg:x="2.494cm" svg:y="11.38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70" draw:id="id70" draw:layer="layout" svg:width="1.27cm" svg:height="1.27cm" svg:x="4.516cm" svg:y="12.724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71" draw:id="id71" draw:layer="layout" svg:width="1.27cm" svg:height="1.27cm" svg:x="6.915cm" svg:y="12.677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72" draw:id="id72" draw:layer="layout" svg:width="1.247cm" svg:height="1.27cm" svg:x="8.868cm" svg:y="11.524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2.018cm" svg:x2="6.35cm" svg:y2="10.16cm" draw:start-shape="id69" draw:start-glue-point="1" draw:end-shape="id63" draw:end-glue-point="2" svg:d="m3764 12018h705l1881-1153v-705">
          <text:p/>
        </draw:connector>
        <draw:connector draw:style-name="gr15" draw:text-style-name="P5" draw:layer="layout" draw:type="lines" svg:x1="5.151cm" svg:y1="12.724cm" svg:x2="6.35cm" svg:y2="10.16cm" draw:start-shape="id70" draw:start-glue-point="0" draw:end-shape="id63" draw:end-glue-point="2" svg:d="m5151 12724v-501l1199-1358v-705">
          <text:p/>
        </draw:connector>
        <draw:connector draw:style-name="gr15" draw:text-style-name="P5" draw:layer="layout" draw:type="lines" svg:x1="7.55cm" svg:y1="12.677cm" svg:x2="6.35cm" svg:y2="10.16cm" draw:start-shape="id71" draw:start-glue-point="0" draw:end-shape="id63" draw:end-glue-point="2" svg:d="m7550 12677v-501l-1200-1311v-705">
          <text:p/>
        </draw:connector>
        <draw:connector draw:style-name="gr15" draw:text-style-name="P5" draw:layer="layout" draw:type="lines" svg:x1="8.868cm" svg:y1="12.159cm" svg:x2="6.35cm" svg:y2="10.16cm" draw:start-shape="id72" draw:start-glue-point="3" draw:end-shape="id63" draw:end-glue-point="2" svg:d="m8868 12159h-502l-2016-1294v-705">
          <text:p/>
        </draw:connector>
        <draw:frame draw:style-name="gr20" draw:text-style-name="P23" draw:layer="layout" svg:width="2.411cm" svg:height="1.097cm" svg:x="1.646cm" svg:y="10.113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1" draw:text-style-name="P13" draw:layer="layout" svg:width="2.297cm" svg:height="1.591cm" svg:x="21.707cm" svg:y="9.972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connector draw:style-name="gr25" draw:text-style-name="P13" draw:layer="layout" draw:type="line" svg:x1="12.677cm" svg:y1="6.773cm" svg:x2="19.05cm" svg:y2="8.89cm" draw:start-shape="id61" draw:start-glue-point="2" draw:end-shape="id64" draw:end-glue-point="0" svg:d="m12677 6773 6373 2117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3">Projected Client Agent Design</text:span><text:span text:style-name="T13"><text:line-break/></text:span><text:span text:style-name="T14">Option – Use C#/Mono</text:span></text:p>
          </draw:text-box>
        </draw:frame>
        <draw:frame draw:style-name="gr20" draw:text-style-name="P3" draw:layer="layout" svg:width="21.929cm" svg:height="8.783cm" svg:x="1.27cm" svg:y="4.445cm">
          <draw:text-box>
            <text:p><text:span text:style-name="T2">Re-use existing Windows agent code (C#/.NET), port to Linux (Mono)</text:span></text:p>
            <text:p><text:span text:style-name="T2"/></text:p>
            <text:p><text:span text:style-name="T15">Problems:</text:span></text:p>
            <text:list text:style-name="L1">
              <text:list-item>
                <text:list>
                  <text:list-item>
                    <text:p><text:span text:style-name="T16">Windows agent code depends on Windows-specific features not present</text:span><text:span text:style-name="T16"><text:line-break/></text:span><text:span text:style-name="T16">in Mono</text:span></text:p>
                    <text:list>
                      <text:list-item>
                        <text:p><text:span text:style-name="T16">WCF (Windows Communications Foundation- partially implemented</text:span><text:span text:style-name="T16"><text:line-break/></text:span><text:span text:style-name="T16">in latest Mono, not present in distributions)</text:span></text:p>
                      </text:list-item>
                      <text:list-item>
                        <text:p><text:span text:style-name="T16">Windows-specific system call wrapping</text:span><text:span text:style-name="T16"><text:line-break/></text:span><text:span text:style-name="T16"/></text:p>
                      </text:list-item>
                    </text:list>
                  </text:list-item>
                  <text:list-item>
                    <text:p><text:span text:style-name="T16">Mono with scattered .NET support under desired Linux distros</text:span></text:p>
                    <text:list>
                      <text:list-item>
                        <text:p><text:span text:style-name="T16">1.x in RHEL/CentOS, 2.x in Ubuntu/Debian and SLES/SLED</text:span></text:p>
                      </text:list-item>
                      <text:list-item>
                        <text:p><text:span text:style-name="T16">No Mono present in many hypervisor distr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3">Projected Client Agent Design</text:span><text:span text:style-name="T13"><text:line-break/></text:span><text:span text:style-name="T14">Option – Use C/C++</text:span></text:p>
          </draw:text-box>
        </draw:frame>
        <draw:frame draw:style-name="gr20" draw:text-style-name="P24" draw:layer="layout" svg:width="21.78cm" svg:height="10.205cm" svg:x="1.27cm" svg:y="4.445cm">
          <draw:text-box>
            <text:p text:style-name="P17"><text:span text:style-name="T2">Re-use existing Linux agent code (C/C++) which uses gSOAP, port to</text:span></text:p>
            <text:p text:style-name="P17"><text:span text:style-name="T2">Windows</text:span></text:p>
            <text:p text:style-name="P17"><text:span text:style-name="T2"/></text:p>
            <text:p text:style-name="P17"><text:span text:style-name="T15">Problems:</text:span></text:p>
            <text:list text:style-name="L1">
              <text:list-item>
                <text:list>
                  <text:list-item>
                    <text:p text:style-name="P17"><text:span text:style-name="T16">Radically different build processes under Windows and Linux, unless</text:span><text:span text:style-name="T16"><text:line-break/></text:span><text:span text:style-name="T16">we standardize on something like CYGWIN or MSYS</text:span><text:span text:style-name="T16"><text:line-break/></text:span><text:span text:style-name="T16"/></text:p>
                  </text:list-item>
                  <text:list-item>
                    <text:p text:style-name="P17"><text:span text:style-name="T16">Too low-level</text:span></text:p>
                    <text:list>
                      <text:list-item>
                        <text:p text:style-name="P17"><text:span text:style-name="T16">No way to avoid or abstract platform specific system calls</text:span></text:p>
                      </text:list-item>
                      <text:list-item>
                        <text:p text:style-name="P17"><text:span text:style-name="T16">Will wind up with two radically different code paths</text:span></text:p>
                      </text:list-item>
                      <text:list-item>
                        <text:p text:style-name="P17"><text:span text:style-name="T16">Effectively no gain as we would have two agents selectively compiling</text:span><text:span text:style-name="T16"><text:line-break/></text:span><text:span text:style-name="T16">with #ifdefs</text:span></text:p>
                        <text:p text:style-name="P17"><text:span text:style-name="T16"/></text:p>
                      </text:list-item>
                    </text:list>
                  </text:list-item>
                  <text:list-item>
                    <text:p text:style-name="P17"><text:span text:style-name="T16">Limited skill-set overlap for developers working on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3">Projected Client Agent Design</text:span><text:span text:style-name="T13"><text:line-break/></text:span><text:span text:style-name="T14">Option – Find and use new language/environment</text:span></text:p>
          </draw:text-box>
        </draw:frame>
        <draw:frame draw:style-name="gr26" draw:text-style-name="P25" draw:layer="layout" svg:width="21.307cm" svg:height="12.501cm" svg:x="1.27cm" svg:y="3.425cm">
          <draw:text-box>
            <text:list text:style-name="L1">
              <text:list-item>
                <text:p text:style-name="P25"><text:span text:style-name="T17"><text:s/></text:span><text:span text:style-name="T17">Platform agnostic environment</text:span></text:p>
                <text:list>
                  <text:list-item>
                    <text:p text:style-name="P25"><text:span text:style-name="T18">Language and environment should run equally well on both Windows</text:span><text:span text:style-name="T18"><text:line-break/></text:span><text:span text:style-name="T18">and Linux.</text:span></text:p>
                  </text:list-item>
                  <text:list-item>
                    <text:p text:style-name="P25"><text:span text:style-name="T18">Language functionality should be available universally on Windows</text:span><text:span text:style-name="T18"><text:line-break/></text:span><text:span text:style-name="T18">and Linux.</text:span></text:p>
                  </text:list-item>
                  <text:list-item>
                    <text:p text:style-name="P25"><text:span text:style-name="T18">Support for all desired Linux distros is needed.</text:span></text:p>
                  </text:list-item>
                  <text:list-item>
                    <text:p text:style-name="P25"><text:span text:style-name="T18">Ease-of-use Daemon/Service development.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25"><text:span text:style-name="T17"><text:s/></text:span><text:span text:style-name="T17">Wrap system-level functionality in an abstract way</text:span></text:p>
                <text:list>
                  <text:list-item>
                    <text:p text:style-name="P25"><text:span text:style-name="T18">Core OS functionality must be accessible via the language.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25"><text:span text:style-name="T17"><text:s/></text:span><text:span text:style-name="T17">Must be able to re-use existing command handling scripts</text:span></text:p>
                <text:list>
                  <text:list-item>
                    <text:p text:style-name="P25"><text:span text:style-name="T18">Command-level functionality requires platform specific code.</text:span></text:p>
                  </text:list-item>
                  <text:list-item>
                    <text:p text:style-name="P25"><text:span text:style-name="T18">This code works, and should be re-used for both Windows and Linux.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25"><text:span text:style-name="T17"><text:s/></text:span><text:span text:style-name="T17">SOAP-bindings</text:span></text:p>
                <text:list>
                  <text:list-item>
                    <text:p text:style-name="P25"><text:span text:style-name="T18">Current CCMS interaction is XML/SOAP-ba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3">Projected Client Agent Design</text:span><text:span text:style-name="T13"><text:line-break/></text:span><text:span text:style-name="T14">Option – Use Ruby</text:span></text:p>
          </draw:text-box>
        </draw:frame>
        <draw:frame draw:style-name="gr20" draw:text-style-name="P24" draw:layer="layout" svg:width="14.275cm" svg:height="3.095cm" svg:x="1.27cm" svg:y="4.445cm">
          <draw:text-box>
            <text:p text:style-name="P17"><text:span text:style-name="T15">Pros:</text:span></text:p>
            <text:list text:style-name="L1">
              <text:list-item>
                <text:list>
                  <text:list-item>
                    <text:p text:style-name="P17"><text:span text:style-name="T16">Native language interpretor for each platform</text:span></text:p>
                  </text:list-item>
                  <text:list-item>
                    <text:p text:style-name="P17"><text:span text:style-name="T16">Native SOAP bindings in Ruby Core</text:span></text:p>
                  </text:list-item>
                  <text:list-item>
                    <text:p text:style-name="P17"><text:span text:style-name="T16">Wrappers for system-level functionality</text:span></text:p>
                  </text:list-item>
                </text:list>
              </text:list-item>
            </text:list>
          </draw:text-box>
        </draw:frame>
        <draw:frame draw:style-name="gr20" draw:text-style-name="P24" draw:layer="layout" svg:width="21.459cm" svg:height="5.228cm" svg:x="1.27cm" svg:y="8.89cm">
          <draw:text-box>
            <text:p text:style-name="P17"><text:span text:style-name="T15">Cons:</text:span></text:p>
            <text:list text:style-name="L1">
              <text:list-item>
                <text:list>
                  <text:list-item>
                    <text:p text:style-name="P17"><text:span text:style-name="T16">Native SOAP bindings are slow</text:span></text:p>
                  </text:list-item>
                  <text:list-item>
                    <text:p text:style-name="P17"><text:span text:style-name="T16">System-level functionality not abstracted, similar problem to C/C++</text:span></text:p>
                  </text:list-item>
                  <text:list-item>
                    <text:p text:style-name="P17"><text:span text:style-name="T16">Not available on every Linux distro we desire to support (especially the</text:span><text:span text:style-name="T16"><text:line-break/></text:span><text:span text:style-name="T16">hypervisors)</text:span></text:p>
                  </text:list-item>
                  <text:list-item>
                    <text:p text:style-name="P17"><text:span text:style-name="T16">Expensive Daemons under Linux</text:span></text:p>
                  </text:list-item>
                  <text:list-item>
                    <text:p text:style-name="P17"><text:span text:style-name="T16">Difficult to make Services under Window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3">Projected Client Agent Design</text:span><text:span text:style-name="T13"><text:line-break/></text:span><text:span text:style-name="T14">Option – Use Python</text:span></text:p>
          </draw:text-box>
        </draw:frame>
        <draw:frame draw:style-name="gr20" draw:text-style-name="P24" draw:layer="layout" svg:width="20.168cm" svg:height="5.939cm" svg:x="1.27cm" svg:y="4.445cm">
          <draw:text-box>
            <text:p text:style-name="P17"><text:span text:style-name="T15">Pros:</text:span></text:p>
            <text:list text:style-name="L1">
              <text:list-item>
                <text:list>
                  <text:list-item>
                    <text:p text:style-name="P17"><text:span text:style-name="T16">Native language interpretor for each platform</text:span></text:p>
                  </text:list-item>
                  <text:list-item>
                    <text:p text:style-name="P17"><text:span text:style-name="T16">SOAP bindings available</text:span></text:p>
                  </text:list-item>
                  <text:list-item>
                    <text:p text:style-name="P17"><text:span text:style-name="T16">Abstract wrappers for low-level system functionality</text:span></text:p>
                  </text:list-item>
                  <text:list-item>
                    <text:p text:style-name="P17"><text:span text:style-name="T16">Abstractions for making Daemons and Services</text:span></text:p>
                  </text:list-item>
                  <text:list-item>
                    <text:p text:style-name="P17"><text:span text:style-name="T16">Re-use of existing Python code already present in the Linux agent</text:span></text:p>
                  </text:list-item>
                  <text:list-item>
                    <text:p text:style-name="P17"><text:span text:style-name="T16">Available on every Linux distro we desire to support (including the</text:span><text:span text:style-name="T16"><text:line-break/></text:span><text:span text:style-name="T16">hypervisors)</text:span></text:p>
                  </text:list-item>
                </text:list>
              </text:list-item>
            </text:list>
          </draw:text-box>
        </draw:frame>
        <draw:frame draw:style-name="gr20" draw:text-style-name="P24" draw:layer="layout" svg:width="20.6cm" svg:height="3.806cm" svg:x="1.27cm" svg:y="10.795cm">
          <draw:text-box>
            <text:p text:style-name="P17"><text:span text:style-name="T15">Cons:</text:span></text:p>
            <text:list text:style-name="L1">
              <text:list-item>
                <text:list>
                  <text:list-item>
                    <text:p text:style-name="P17"><text:span text:style-name="T16">No core SOAP functionality (several competing third party</text:span><text:span text:style-name="T16"><text:line-break/></text:span><text:span text:style-name="T16">implementations, with SUDs being the current leading candidate for</text:span><text:span text:style-name="T16"><text:line-break/></text:span><text:span text:style-name="T16">client code)</text:span></text:p>
                  </text:list-item>
                  <text:list-item>
                    <text:p text:style-name="P17"><text:span text:style-name="T16">Some slight version skew between Linux distr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3">Projected Client Agent Design</text:span><text:span text:style-name="T13"><text:line-break/></text:span><text:span text:style-name="T14">Python proposal</text:span></text:p>
          </draw:text-box>
        </draw:frame>
        <draw:frame draw:style-name="gr20" draw:text-style-name="P24" draw:layer="layout" svg:width="22.687cm" svg:height="5.228cm" svg:x="1.27cm" svg:y="4.445cm">
          <draw:text-box>
            <text:list text:style-name="L1">
              <text:list-item>
                <text:list>
                  <text:list-item>
                    <text:p text:style-name="P17"><text:span text:style-name="T16">Attempt to make a proof-of-concept Python client agent which runs on both</text:span><text:span text:style-name="T16"><text:line-break/></text:span><text:span text:style-name="T16">Windows and Linux</text:span><text:span text:style-name="T16"><text:line-break/></text:span><text:span text:style-name="T16"/></text:p>
                  </text:list-item>
                  <text:list-item>
                    <text:p text:style-name="P17"><text:span text:style-name="T16">Implement support for a small subset of agent/CCMS commands</text:span><text:span text:style-name="T16"><text:line-break/></text:span><text:span text:style-name="T16">(“Reboot”)</text:span><text:span text:style-name="T16"><text:line-break/></text:span><text:span text:style-name="T16"/></text:p>
                  </text:list-item>
                  <text:list-item>
                    <text:p text:style-name="P17"><text:span text:style-name="T16">See how much can be done in a week and a hal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6">9/6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6">9/6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06T11:58:37</dc:date>
    <meta:generator>LibreOffice/3.3$Unix LibreOffice_project/330m19$Build-202</meta:generator>
    <meta:editing-duration>PT3H48M36S</meta:editing-duration>
    <meta:editing-cycles>53</meta:editing-cycles>
    <meta:document-statistic meta:object-count="332"/>
  </office:meta>
</office:document-meta>
</file>